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stroke="dash" draw:stroke-dash="Long_20_Dot" svg:stroke-linecap="butt" draw:textarea-vertical-align="middl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6.75cm" fo:min-width="6.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.5cm" fo:min-width="5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cccccc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5cm" svg:height="1.75cm" svg:x="14.7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75cm" svg:height="2cm" svg:x="8cm" svg:y="2.2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rga_academ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svg:x="7.25cm" svg:y="14.5cm">
          <text:p text:style-name="P1">Horario/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25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5cm" svg:height="1.75cm" svg:x="7.2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1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1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1" draw:layer="layout" svg:x1="4.125cm" svg:y1="13cm" svg:x2="9.625cm" svg:y2="14.5cm" draw:start-shape="id4" draw:start-glue-point="2" draw:end-shape="id5" draw:end-glue-point="0" svg:d="M4125 13000v750h5500v750" svg:viewBox="0 0 5501 1501">
          <text:p/>
        </draw:connector>
        <draw:connector draw:style-name="gr4" draw:text-style-name="P1" draw:layer="layout" svg:x1="9.625cm" svg:y1="16.25cm" svg:x2="9.625cm" svg:y2="18.25cm" draw:start-shape="id5" draw:start-glue-point="2" draw:end-shape="id6" draw:end-glue-point="0" svg:d="M9625 16250v2000" svg:viewBox="0 0 1 2001">
          <text:p/>
        </draw:connector>
        <draw:connector draw:style-name="gr4" draw:text-style-name="P1" draw:layer="layout" svg:x1="9.625cm" svg:y1="20cm" svg:x2="9.625cm" svg:y2="22.25cm" draw:start-shape="id6" draw:start-glue-point="2" draw:end-shape="id7" draw:end-glue-point="0" svg:d="M9625 20000v2250" svg:viewBox="0 0 1 2251">
          <text:p/>
        </draw:connector>
        <draw:connector draw:style-name="gr4" draw:text-style-name="P1" draw:layer="layout" svg:x1="6.5cm" svg:y1="3.425cm" svg:x2="8cm" svg:y2="3.25cm" draw:start-shape="id1" draw:start-glue-point="1" draw:end-shape="id8" draw:end-glue-point="3" svg:d="M6500 3425h750v-175h750" svg:viewBox="0 0 1501 176">
          <text:p/>
        </draw:connector>
        <draw:connector draw:style-name="gr4" draw:text-style-name="P1" draw:layer="layout" svg:x1="12.75cm" svg:y1="3.25cm" svg:x2="14.75cm" svg:y2="3.375cm" draw:start-shape="id8" draw:start-glue-point="1" draw:end-shape="id9" draw:end-glue-point="3" svg:d="M12750 3250h1000v125h1000" svg:viewBox="0 0 2001 126">
          <text:p/>
        </draw:connector>
        <draw:custom-shape draw:style-name="gr1" draw:text-style-name="P1" xml:id="id11" draw:id="id11" draw:layer="layout" svg:width="4.75cm" svg:height="1.75cm" svg:x="15cm" svg:y="14.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75cm" svg:y="4.7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8.25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5cm" svg:y1="15.375cm" svg:x2="5cm" svg:y2="15.406cm" draw:start-shape="id5" draw:start-glue-point="3" draw:end-shape="id10" draw:end-glue-point="1" svg:d="M7250 15375h-1125v31h-1125" svg:viewBox="0 0 2251 32">
          <text:p/>
        </draw:connector>
        <draw:connector draw:style-name="gr4" draw:text-style-name="P1" draw:layer="layout" svg:x1="12cm" svg:y1="15.375cm" svg:x2="15cm" svg:y2="15.375cm" draw:start-shape="id5" draw:end-shape="id11" draw:end-glue-point="3" svg:d="M12000 15375h3000" svg:viewBox="0 0 3001 1">
          <text:p/>
        </draw:connector>
        <draw:connector draw:style-name="gr6" draw:text-style-name="P1" draw:layer="layout" svg:x1="17.125cm" svg:y1="4.25cm" svg:x2="9.625cm" svg:y2="14.5cm" draw:start-shape="id9" draw:start-glue-point="2" draw:end-shape="id5" svg:d="M17125 4250v5125h-7500v5125" svg:viewBox="0 0 7501 10251">
          <text:p/>
        </draw:connector>
        <draw:custom-shape draw:style-name="gr7" draw:text-style-name="P3" draw:layer="layout" svg:width="7cm" svg:height="7cm" svg:x="25.75cm" svg:y="2.25cm">
          <text:p text:style-name="P1"><text:span text:style-name="T1">Horario/curso</text:span></text:p>
          <text:p text:style-name="P2">@idcurso</text:p>
          <text:p text:style-name="P2">#asignatura_id</text:p>
          <text:p text:style-name="P2">#aula_id</text:p>
          <text:p text:style-name="P2">#turno_id</text:p>
          <text:p text:style-name="P2">+hora_inicio</text:p>
          <text:p text:style-name="P2">+hora_fin</text:p>
          <text:p text:style-name="P2">+di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5cm" svg:height="4.75cm" svg:x="33.75cm" svg:y="2.5cm">
          <text:p text:style-name="P1"><text:span text:style-name="T1">Carga_Academica</text:span></text:p>
          <text:p text:style-name="P2">@idcarga</text:p>
          <text:p text:style-name="P2">#asignatura_id</text:p>
          <text:p text:style-name="P2">#docente_id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5cm" svg:height="4.75cm" svg:x="26cm" svg:y="9.75cm">
          <text:p text:style-name="P1"><text:span text:style-name="T1">Aula</text:span></text:p>
          <text:p text:style-name="P2">@idAula</text:p>
          <text:p text:style-name="P2">#preceptor_id</text:p>
          <text:p text:style-name="P2">+capacidad</text:p>
          <text:p text:style-name="P2">+ubicacio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5cm" svg:height="4.75cm" svg:x="34cm" svg:y="9.75cm">
          <text:p text:style-name="P1"><text:span text:style-name="T1">Asignatura</text:span></text:p>
          <text:p text:style-name="P2">@idAsignatura</text:p>
          <text:p text:style-name="P2">+nombre</text:p>
          <text:p text:style-name="P2">+descripcion</text:p>
          <text:p text:style-name="P2">+carga horari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5cm" svg:height="4.75cm" svg:x="26cm" svg:y="15.5cm">
          <text:p text:style-name="P1"><text:span text:style-name="T1">Turno</text:span></text:p>
          <text:p text:style-name="P2">@idTurno</text:p>
          <text:p text:style-name="P2">+nombre (mañana, tard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4:27:42.661464138</meta:creation-date>
    <dc:date>2022-09-20T15:35:09.620608554</dc:date>
    <meta:editing-duration>PT57M13S</meta:editing-duration>
    <meta:editing-cycles>10</meta:editing-cycles>
    <meta:generator>LibreOffice/7.3.5.2$Linux_X86_64 LibreOffice_project/30$Build-2</meta:generator>
    <meta:document-statistic meta:object-count="29"/>
  </office:meta>
</office:document-meta>
</file>